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49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0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5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5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1" style:family="paragraph" style:parent-style-name="Table_20_Contents" style:list-style-name="L32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62" style:family="paragraph" style:parent-style-name="Table_20_Contents" style:list-style-name="L33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63" style:family="paragraph" style:parent-style-name="Table_20_Contents" style:list-style-name="L34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64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0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4">#_ </text:span></text:p>
      <text:list xml:id="list230104457438454970" text:style-name="L1">
        <text:list-item>
          <text:p text:style-name="P20">REVIEW </text:p>
        </text:list-item>
        <text:list-item>
          <text:p text:style-name="P20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9322242" text:continue-numbering="true" text:style-name="L1">
        <text:list-item>
          <text:list>
            <text:list-item>
              <text:p text:style-name="P20">==&gt; COMP</text:p>
            </text:list-item>
          </text:list>
        </text:list-item>
        <text:list-item>
          <text:p text:style-name="P20"/>
        </text:list-item>
      </text:list>
      <text:p text:style-name="P5"/>
      <text:p text:style-name="P5">[next]</text:p>
      <text:list xml:id="list7677395436939935044" text:style-name="L2">
        <text:list-item>
          <text:p text:style-name="P21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9328832" text:continue-numbering="true" text:style-name="L2">
        <text:list-item>
          <text:p text:style-name="P21"/>
        </text:list-item>
      </text:list>
      <text:p text:style-name="P5"><text:soft-page-break/>[further]</text:p>
      <text:p text:style-name="P13"><text:line-break/><text:span text:style-name="T5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4">#_ </text:span></text:p>
      <text:list xml:id="list5211680360322023335" text:style-name="L3">
        <text:list-item>
          <text:p text:style-name="P22">REVIEW </text:p>
        </text:list-item>
        <text:list-item>
          <text:p text:style-name="P22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9315225" text:continue-numbering="true" text:style-name="L3">
        <text:list-item>
          <text:p text:style-name="P22"/>
        </text:list-item>
      </text:list>
      <text:p text:style-name="P5">[next]</text:p>
      <text:list xml:id="list8676185452600649097" text:style-name="L4">
        <text:list-item>
          <text:p text:style-name="P23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9333903" text:continue-numbering="true" text:style-name="L4">
        <text:list-item>
          <text:p text:style-name="P23"/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4">#_ </text:span></text:p>
      <text:list xml:id="list4397156147215865388" text:style-name="L5">
        <text:list-item>
          <text:p text:style-name="P24">REVIEW </text:p>
        </text:list-item>
        <text:list-item>
          <text:p text:style-name="P24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9306146" text:continue-numbering="true" text:style-name="L5">
        <text:list-item>
          <text:p text:style-name="P24"/>
          <text:list>
            <text:list-item>
              <text:p text:style-name="P24"/>
            </text:list-item>
          </text:list>
        </text:list-item>
      </text:list>
      <text:p text:style-name="P5"/>
      <text:p text:style-name="P5">[next]</text:p>
      <text:list xml:id="list6132354294881128461" text:style-name="L6">
        <text:list-item>
          <text:p text:style-name="P25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9304375" text:continue-numbering="true" text:style-name="L6">
        <text:list-item>
          <text:p text:style-name="P25"/>
        </text:list-item>
      </text:list>
      <text:p text:style-name="P5">[further]</text:p>
      <text:p text:style-name="P13"><text:line-break/><text:span text:style-name="T5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4">#_ </text:span></text:p>
      <text:list xml:id="list1947366140248362436" text:style-name="L7">
        <text:list-item>
          <text:p text:style-name="P26">REVIEW </text:p>
        </text:list-item>
        <text:list-item>
          <text:p text:style-name="P26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9319683" text:continue-numbering="true" text:style-name="L7">
        <text:list-item>
          <text:p text:style-name="P26"><text:soft-page-break/>TASK-2 : #21</text:p>
        </text:list-item>
      </text:list>
      <text:p text:style-name="P5"/>
      <text:p text:style-name="P5">[next]</text:p>
      <text:list xml:id="list7603271058975653585" text:style-name="L8">
        <text:list-item>
          <text:p text:style-name="P52">TASK : #22</text:p>
        </text:list-item>
      </text:list>
      <text:p text:style-name="P5">[further]</text:p>
      <text:p text:style-name="P13"><text:line-break/><text:span text:style-name="T5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4">#_ </text:span></text:p>
      <text:list xml:id="list2228712752037306322" text:style-name="L9">
        <text:list-item>
          <text:p text:style-name="P27">REVIEW </text:p>
        </text:list-item>
        <text:list-item>
          <text:p text:style-name="P27"><text:span text:style-name="T4">#_ </text:span>TASK-1 : #22</text:p>
        </text:list-item>
        <text:list-item>
          <text:p text:style-name="P27"><text:span text:style-name="T4">#_ </text:span>SEG-1 : search ==&gt; “plasma microwave discharge”</text:p>
          <text:list>
            <text:list-item>
              <text:p text:style-name="P27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27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4126866539586397971" text:style-name="L10">
        <text:list-item>
          <text:p text:style-name="P28">TASK : M-47 / #21.1 “<text:span text:style-name="T8">Gliding arc (GA) discharge</text:span>”</text:p>
        </text:list-item>
      </text:list>
      <text:p text:style-name="P5">[further]</text:p>
      <text:p text:style-name="P13"><text:line-break/><text:soft-page-break/><text:span text:style-name="T5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4">#_ </text:span></text:p>
      <text:list xml:id="list5451893658711283012" text:style-name="L11">
        <text:list-item>
          <text:p text:style-name="P29">REVIEW </text:p>
        </text:list-item>
        <text:list-item>
          <text:p text:style-name="P29"><text:span text:style-name="T4">#_ </text:span>TASK-1 : M-47 / #21.1 “<text:span text:style-name="T8">Gliding arc (GA) discharge</text:span>”</text:p>
          <text:list>
            <text:list-item>
              <text:p text:style-name="P29">==&gt; COMP</text:p>
            </text:list-item>
          </text:list>
        </text:list-item>
      </text:list>
      <text:p text:style-name="P5">[next]</text:p>
      <text:list xml:id="list8981937741372507433" text:style-name="L12">
        <text:list-item>
          <text:p text:style-name="P53">TASK : #21.1.1 ==&gt; memo-out</text:p>
        </text:list-item>
      </text:list>
      <text:p text:style-name="P5">[further]</text:p>
      <text:p text:style-name="P13"><text:line-break/><text:span text:style-name="T5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4">#_ </text:span></text:p>
      <text:list xml:id="list5125702119402722959" text:style-name="L13">
        <text:list-item>
          <text:p text:style-name="P30"><text:soft-page-break/>REVIEW </text:p>
        </text:list-item>
        <text:list-item>
          <text:p text:style-name="P30">TASK-1 : #21.1.1 ==&gt; memo-out</text:p>
          <text:list>
            <text:list-item>
              <text:p text:style-name="P30">T-1.1</text:p>
              <text:list>
                <text:list-item>
                  <text:p text:style-name="P30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0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3075017775401500361" text:style-name="L14">
        <text:list-item>
          <text:p text:style-name="P31">TASK : #22 / M-47</text:p>
          <text:list>
            <text:list-item>
              <text:p text:style-name="P31">==&gt; pick up again</text:p>
            </text:list-item>
          </text:list>
        </text:list-item>
      </text:list>
      <text:p text:style-name="P5">[further]</text:p>
      <text:p text:style-name="P13"><text:line-break/><text:span text:style-name="T5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4">#_ </text:span></text:p>
      <text:list xml:id="list7133275865658410742" text:style-name="L15">
        <text:list-item>
          <text:p text:style-name="P32">REVIEW </text:p>
        </text:list-item>
        <text:list-item>
          <text:p text:style-name="P32">TASK-1 : #22 / M-47</text:p>
          <text:list>
            <text:list-item>
              <text:p text:style-name="P32">search : plasma radio frequency</text:p>
              <text:list>
                <text:list-item>
                  <text:p text:style-name="P32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2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2">search : “RF plasma”</text:p>
              <text:list>
                <text:list-item>
                  <text:p text:style-name="P32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2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2">search : “plasma corona discharge”</text:p>
              <text:list>
                <text:list-item>
                  <text:p text:style-name="P32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2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2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TASK-2 </text:p>
          <text:list>
            <text:list-item>
              <text:list>
                <text:list-item>
                  <text:p text:style-name="P32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2908775514452373938" text:style-name="L16">
        <text:list-item>
          <text:p text:style-name="P54">TASK : #24.6 / M-47</text:p>
        </text:list-item>
      </text:list>
      <text:p text:style-name="P5">[further]</text:p>
      <text:p text:style-name="P13"><text:line-break/><text:span text:style-name="T5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4">#_ </text:span></text:p>
      <text:list xml:id="list4274094610291376345" text:style-name="L17">
        <text:list-item>
          <text:p text:style-name="P33"><text:soft-page-break/>REVIEW </text:p>
        </text:list-item>
        <text:list-item>
          <text:p text:style-name="P33">TASK-1 : #24.6 / M-47 </text:p>
          <text:list>
            <text:list-item>
              <text:p text:style-name="P33">#24.6</text:p>
              <text:list>
                <text:list-item>
                  <text:p text:style-name="P33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3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3"/>
                </text:list-item>
              </text:list>
            </text:list-item>
          </text:list>
        </text:list-item>
      </text:list>
      <text:p text:style-name="P5">[next]</text:p>
      <text:list xml:id="list965256694919201584" text:style-name="L18">
        <text:list-item>
          <text:p text:style-name="P55">TASK : M-52</text:p>
        </text:list-item>
      </text:list>
      <text:p text:style-name="P5">[further]</text:p>
      <text:p text:style-name="P13"><text:line-break/><text:span text:style-name="T5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4">#_ </text:span></text:p>
      <text:list xml:id="list6352149261042775100" text:style-name="L19">
        <text:list-item>
          <text:p text:style-name="P34">REVIEW </text:p>
        </text:list-item>
        <text:list-item>
          <text:p text:style-name="P34">TASK-1 : </text:p>
          <text:list>
            <text:list-item>
              <text:p text:style-name="P34">==&gt; OK</text:p>
            </text:list-item>
          </text:list>
        </text:list-item>
      </text:list>
      <text:p text:style-name="P5">[next]</text:p>
      <text:list xml:id="list2544187334219973754" text:style-name="L20">
        <text:list-item>
          <text:p text:style-name="P35">TASK : M-47 : <text:span text:style-name="T10">#23</text:span></text:p>
          <text:list>
            <text:list-item>
              <text:p text:style-name="P35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5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4">#_ </text:span></text:p>
      <text:list xml:id="list8225748432585781985" text:style-name="L21">
        <text:list-item>
          <text:p text:style-name="P36">REVIEW </text:p>
        </text:list-item>
        <text:list-item>
          <text:p text:style-name="P36">TASK : M-47 : <text:span text:style-name="T10">#23 #23.1</text:span></text:p>
          <text:list>
            <text:list-item>
              <text:p text:style-name="P48">#23.1</text:p>
            </text:list-item>
            <text:list-item>
              <text:p text:style-name="P36">#23.3</text:p>
            </text:list-item>
            <text:list-item>
              <text:p text:style-name="P36">~ <text:span text:style-name="T10">#23.3.7</text:span></text:p>
            </text:list-item>
            <text:list-item>
              <text:p text:style-name="P36"/>
            </text:list-item>
          </text:list>
        </text:list-item>
      </text:list>
      <text:p text:style-name="P19">[next]</text:p>
      <text:list xml:id="list2177181729941784693" text:style-name="L22">
        <text:list-item>
          <text:p text:style-name="P37">TASK : <text:span text:style-name="T10">#23.4</text:span></text:p>
          <text:list>
            <text:list-item>
              <text:p text:style-name="P49"/>
            </text:list-item>
          </text:list>
        </text:list-item>
      </text:list>
      <text:p text:style-name="P5">[further]</text:p>
      <text:p text:style-name="P13"><text:line-break/><text:span text:style-name="T5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4">#_ </text:span></text:p>
      <text:list xml:id="list3597862680918713766" text:style-name="L23">
        <text:list-item>
          <text:p text:style-name="P38">REVIEW </text:p>
        </text:list-item>
        <text:list-item>
          <text:p text:style-name="P38">TASK-1 : M-47 : <text:span text:style-name="T10">#23.4</text:span></text:p>
          <text:list>
            <text:list-item>
              <text:p text:style-name="P38"><text:span text:style-name="T6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38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38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3111897588714335779" text:style-name="L24">
        <text:list-item>
          <text:p text:style-name="P39">TASK : M-47</text:p>
          <text:list>
            <text:list-item>
              <text:p text:style-name="P39"><text:s/><text:span text:style-name="T10">#23.4.1</text:span></text:p>
            </text:list-item>
          </text:list>
        </text:list-item>
        <text:list-item>
          <text:p text:style-name="P39"/>
        </text:list-item>
      </text:list>
      <text:p text:style-name="P5">[further]</text:p>
      <text:p text:style-name="P6"><text:soft-page-break/><text:line-break/><text:span text:style-name="T5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4">#_ </text:span></text:p>
      <text:list xml:id="list3369873644625393801" text:style-name="L25">
        <text:list-item>
          <text:p text:style-name="P40">REVIEW </text:p>
        </text:list-item>
        <text:list-item>
          <text:p text:style-name="P40"><text:span text:style-name="T4">#_ </text:span>SEG-1 : mapping</text:p>
          <text:list>
            <text:list-item>
              <text:p text:style-name="P40">C:\WORKS_2\WS\FM_2_20171104_225946\Projects\JVEMV6\37_miscs\23_co2</text:p>
              <text:list>
                <text:list-item>
                  <text:p text:style-name="P40">1_mind-map.mm</text:p>
                </text:list-item>
                <text:list-item>
                  <text:p text:style-name="P40">==&gt; OK</text:p>
                </text:list-item>
              </text:list>
            </text:list-item>
          </text:list>
        </text:list-item>
        <text:list-item>
          <text:p text:style-name="P40">TASK-1 </text:p>
          <text:list>
            <text:list-item>
              <text:list>
                <text:list-item>
                  <text:p text:style-name="P64">M-47</text:p>
                </text:list-item>
                <text:list-item>
                  <text:p text:style-name="P50">#23.4.1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s: SOEC</text:p>
                  <text:list>
                    <text:list-item>
                      <text:p text:style-name="P40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0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0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2190780737501631376" text:style-name="L26">
        <text:list-item>
          <text:p text:style-name="P41">TASK</text:p>
          <text:list>
            <text:list-item>
              <text:p text:style-name="P41">M-47 : <text:span text:style-name="T10">#23.6</text:span></text:p>
            </text:list-item>
          </text:list>
        </text:list-item>
      </text:list>
      <text:p text:style-name="P5">[further]</text:p>
      <text:p text:style-name="P6"><text:line-break/><text:span text:style-name="T5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4">#_ </text:span></text:p>
      <text:list xml:id="list5072093094895160968" text:style-name="L27">
        <text:list-item>
          <text:p text:style-name="P42">REVIEW </text:p>
        </text:list-item>
        <text:list-item>
          <text:p text:style-name="P42">TASK-1 : M-47 : <text:span text:style-name="T10">#23.6</text:span></text:p>
          <text:list>
            <text:list-item>
              <text:p text:style-name="P42">? : “direct oxidative production of oxygenates”</text:p>
              <text:list>
                <text:list-item>
                  <text:p text:style-name="P42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2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2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5">[next]</text:p>
      <text:list xml:id="list4152999693658485383" text:style-name="L28">
        <text:list-item>
          <text:p text:style-name="P43">TASK ==&gt; see memo</text:p>
        </text:list-item>
      </text:list>
      <text:p text:style-name="P5"><text:soft-page-break/>[further]</text:p>
      <text:p text:style-name="P6"><text:line-break/><text:span text:style-name="T5">[/ XXX] </text:span></text:p>
      <text:p text:style-name="P4"/>
      <text:p text:style-name="P3">@@@</text:p>
      <text:p text:style-name="P5"><text:span text:style-name="T2">23.1_5</text:span>----------------------------------------------------------------</text:p>
      <text:p text:style-name="P8">[6] res free# JVEMV6 37#23.1_X / 37. miscs / 23. CO2 / 1. mind-map / XXX</text:p>
      <text:p text:style-name="P5"/>
      <text:p text:style-name="P5">[do] <text:span text:style-name="T4">#_ </text:span></text:p>
      <text:list xml:id="list5062092617168367648" text:style-name="L36">
        <text:list-item>
          <text:p text:style-name="P47">REVIEW </text:p>
        </text:list-item>
        <text:list-item>
          <text:p text:style-name="P47">TASK-1</text:p>
        </text:list-item>
      </text:list>
      <text:p text:style-name="P5">[next]</text:p>
      <text:list xml:id="list8472130204768670544" text:style-name="L35">
        <text:list-item>
          <text:p text:style-name="P46">TASK</text:p>
        </text:list-item>
      </text:list>
      <text:p text:style-name="P5">[further]</text:p>
      <text:p text:style-name="P6"><text:line-break/><text:span text:style-name="T5">[/ XXX] </text:span></text:p>
      <text:p text:style-name="P4"/>
      <text:p text:style-name="P4"/>
      <text:p text:style-name="P4"/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4">#_ </text:span></text:p>
      <text:list xml:id="list39307459" text:continue-list="list6352149261042775100" text:style-name="L19">
        <text:list-item>
          <text:p text:style-name="P34"><text:soft-page-break/>REVIEW </text:p>
        </text:list-item>
        <text:list-item>
          <text:p text:style-name="P34">TASK-1</text:p>
        </text:list-item>
      </text:list>
      <text:p text:style-name="P5">[next]</text:p>
      <text:list xml:id="list472011253468874449" text:style-name="L29">
        <text:list-item>
          <text:p text:style-name="P44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4">#_ </text:span></text:p>
      <text:list xml:id="list6167298282772440059" text:style-name="L30">
        <text:list-item>
          <text:p text:style-name="P45">REVIEW </text:p>
        </text:list-item>
        <text:list-item>
          <text:p text:style-name="P45">TASK-1</text:p>
          <text:list>
            <text:list-item>
              <text:p text:style-name="P45">read</text:p>
            </text:list-item>
          </text:list>
        </text:list-item>
      </text:list>
      <text:section text:style-name="Sect1" text:name="セクション8">
        <text:list xml:id="list39330615" text:continue-numbering="true" text:style-name="L30">
          <text:list-item>
            <text:list>
              <text:list-item>
                <text:list>
                  <text:list-item>
                    <text:p text:style-name="P45">aa</text:p>
                  </text:list-item>
                  <text:list-item>
                    <text:p text:style-name="P45">bb</text:p>
                  </text:list-item>
                  <text:list-item>
                    <text:p text:style-name="P45">cc</text:p>
                  </text:list-item>
                </text:list>
              </text:list-item>
            </text:list>
          </text:list-item>
        </text:list>
      </text:section>
      <text:list xml:id="list39317696" text:continue-numbering="true" text:style-name="L30">
        <text:list-item>
          <text:list>
            <text:list-item>
              <text:p text:style-name="P45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9319277" text:continue-numbering="true" text:style-name="L30">
        <text:list-item>
          <text:list>
            <text:list-item>
              <text:p text:style-name="P45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ext:soft-page-break/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9307197" text:continue-numbering="true" text:style-name="L30">
        <text:list-item>
          <text:p text:style-name="P45">aaa</text:p>
        </text:list-item>
        <text:list-item>
          <text:p text:style-name="P45">aa</text:p>
          <text:list>
            <text:list-item>
              <text:p text:style-name="P45"/>
            </text:list-item>
          </text:list>
        </text:list-item>
      </text:list>
      <text:p text:style-name="P15"/>
      <text:p text:style-name="P5"/>
      <text:p text:style-name="P5">[next]</text:p>
      <text:list xml:id="list6192874743614670759" text:style-name="L31">
        <text:list-item>
          <text:p text:style-name="P56">TASK</text:p>
        </text:list-item>
      </text:list>
      <text:p text:style-name="P5">[further]</text:p>
      <text:p text:style-name="P13"><text:line-break/><text:span text:style-name="T5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<text:soft-page-break/>*<text:tab/>started reading</text:p>
      <text:p text:style-name="P4">%<text:tab/>omit</text:p>
      <text:p text:style-name="P4">:w<text:tab/>keywords</text:p>
      <text:p text:style-name="P4">:?<text:tab/>want to know</text:p>
      <text:p text:style-name="P4"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7">[</text:span><text:span text:style-name="T7">45</text:span><text:span text:style-name="T7">]</text:span>) periodical updates^" &amp;&amp; e &amp;&amp; p</text:p>
          </table:table-cell>
        </table:table-row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7">[</text:span><text:span text:style-name="T7">34</text:span><text:span text:style-name="T7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9">[5] res free# JVEMV6 37#23.1_X / 37. miscs / 23. CO2 / 1. mind-map / 20200721_181304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775872370118547757" text:style-name="L32">
              <text:list-item>
                <text:p text:style-name="P61">C/P</text:p>
              </text:list-item>
              <text:list-item>
                <text:p text:style-name="P61">change</text:p>
                <text:list>
                  <text:list-item>
                    <text:p text:style-name="P61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<text:soft-page-break/>steps </text:p>
      <text:p text:style-name="P10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7815139346245712598" text:style-name="L33">
              <text:list-item>
                <text:p text:style-name="P62">top of the title lines, change ==&gt; session number</text:p>
              </text:list-item>
              <text:list-item>
                <text:p text:style-name="P62">current session num ==&gt; increment</text:p>
              </text:list-item>
              <text:list-item>
                <text:p text:style-name="P62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9111643983495750560" text:style-name="L34">
              <text:list-item>
                <text:p text:style-name="P63">doc</text:p>
              </text:list-item>
              <text:list-item>
                <text:p text:style-name="P63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ext:soft-page-break/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21T19:10:31.13</dc:date>
    <dc:creator>iwabuchi ken</dc:creator>
    <meta:editing-duration>P2DT5H3M25S</meta:editing-duration>
    <meta:editing-cycles>272</meta:editing-cycles>
    <meta:generator>OpenOffice/4.1.3$Win32 OpenOffice.org_project/413m1$Build-9783</meta:generator>
    <meta:document-statistic meta:table-count="14" meta:image-count="0" meta:object-count="0" meta:page-count="20" meta:paragraph-count="295" meta:word-count="1096" meta:character-count="9152"/>
  </office:meta>
</office:document-meta>
</file>